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officeooo:paragraph-rsid="0022d10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22d10e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22d10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19a084" officeooo:paragraph-rsid="0024905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officeooo:rsid="001eb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Kassena</text:span>brechnung der Königsbrunner Tafel</text:p>
      <text:p text:style-name="P8"/>
      <text:p text:style-name="P8"><text:placeholder text:placeholder-type="text">&lt;Nachdruck&gt;</text:placeholder></text:p>
      <text:p text:style-name="P4"/>
      <text:p text:style-name="P4"/>
      <text:p text:style-name="P6"><text:tab/><text:tab/><text:tab/>Datum:<text:tab/>__________________<text:tab/><text:placeholder text:placeholder-type="text">&lt;Kassenabschlussdatum&gt;</text:placeholder></text:p>
      <text:p text:style-name="P6"/>
      <text:p text:style-name="P6"/>
      <text:p text:style-name="P6"><text:tab/><text:tab/><text:tab/>Einnahmen:<text:tab/>__________________<text:tab/><text:placeholder text:placeholder-type="text">&lt;Einnahmen&gt;</text:placeholder></text:p>
      <text:p text:style-name="P4"/>
      <text:p text:style-name="P6"/>
      <text:p text:style-name="P6"><text:tab/><text:tab/><text:tab/>Ausgaben:<text:tab/>__________________<text:tab/><text:placeholder text:placeholder-type="text">&lt;Ausgaben&gt;</text:placeholder></text:p>
      <text:p text:style-name="P4"/>
      <text:p text:style-name="P6"/>
      <text:p text:style-name="P6"><text:tab/><text:tab/>Abgabesumme:<text:tab/>__________________<text:tab/><text:placeholder text:placeholder-type="text">&lt;Saldo&gt;</text:placeholder></text:p>
      <text:p text:style-name="P4"/>
      <text:p text:style-name="P6"/>
      <text:p text:style-name="P6"><text:tab/><text:tab/>abgerechnet durch:<text:tab/>__________________<text:tab/><text:placeholder text:placeholder-type="text">&lt;abgerechnet_durch&gt;</text:placeholder></text:p>
      <text:p text:style-name="P6"/>
      <text:p text:style-name="P6"/>
      <text:p text:style-name="P3"/>
      <text:p text:style-name="P1"><text:line-break/></text:p>
      <text:p text:style-name="P1">________________________________________________________________</text:p>
      <text:p text:style-name="P1"/>
      <text:p text:style-name="P1"/>
      <text:p text:style-name="P2"><text:span text:style-name="T1">Kassena</text:span>brechnung der Königsbrunner Tafel</text:p>
      <text:p text:style-name="P8"/>
      <text:p text:style-name="P8"><text:placeholder text:placeholder-type="text">&lt;Nachdruck&gt;</text:placeholder></text:p>
      <text:p text:style-name="P5"/>
      <text:p text:style-name="P5"/>
      <text:p text:style-name="P7"><text:tab/><text:tab/><text:tab/>Datum:<text:tab/>__________________<text:tab/><text:placeholder text:placeholder-type="text">&lt;Kassenabschlussdatum&gt;</text:placeholder></text:p>
      <text:p text:style-name="P7"/>
      <text:p text:style-name="P7"/>
      <text:p text:style-name="P7"><text:tab/><text:tab/><text:tab/>Einnahmen:<text:tab/>__________________<text:tab/><text:placeholder text:placeholder-type="text">&lt;Einnahmen&gt;</text:placeholder></text:p>
      <text:p text:style-name="P5"/>
      <text:p text:style-name="P7"/>
      <text:p text:style-name="P7"><text:tab/><text:tab/><text:tab/>Ausgaben:<text:tab/>__________________<text:tab/><text:placeholder text:placeholder-type="text">&lt;Ausgaben&gt;</text:placeholder></text:p>
      <text:p text:style-name="P5"/>
      <text:p text:style-name="P7"/>
      <text:p text:style-name="P7"><text:tab/><text:tab/>Abgabesumme:<text:tab/>__________________<text:tab/><text:placeholder text:placeholder-type="text">&lt;Saldo&gt;</text:placeholder></text:p>
      <text:p text:style-name="P5"/>
      <text:p text:style-name="P7"/>
      <text:p text:style-name="P7"><text:tab/><text:tab/>abgerechnet durch:<text:tab/>__________________<text:tab/><text:placeholder text:placeholder-type="text">&lt;abgerechnet_durch&gt;</text:placeholder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6:53:15.29</meta:creation-date>
    <dc:date>2013-07-01T01:06:18.61</dc:date>
    <meta:editing-duration>PT23M32S</meta:editing-duration>
    <meta:editing-cycles>11</meta:editing-cycles>
    <meta:generator>LibreOffice/4.0.4.2$Windows_x86 LibreOffice_project/9e9821abd0ffdbc09cd8c52eaa574fa09eb08f2</meta:generator>
    <meta:print-date>2013-06-22T20:34:53.81</meta:print-date>
    <meta:document-statistic meta:table-count="0" meta:image-count="0" meta:object-count="0" meta:page-count="1" meta:paragraph-count="16" meta:word-count="43" meta:character-count="641" meta:non-whitespace-character-count="586"/>
  </office:meta>
</office:document-meta>
</file>